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8.1875in" fo:margin-left="-0.0799in" style:page-number="auto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1875in"/>
    </style:style>
    <style:style style:name="Table1.1" style:family="table-row">
      <style:table-row-properties style:row-height="1.3326in" style:keep-together="true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0.0139in solid #ffffff" fo:border-bottom="0.0139in solid #ffffff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in" fo:margin-bottom="0in" fo:line-height="0.0138in"/>
    </style:style>
    <style:style style:name="P3" style:family="paragraph" style:parent-style-name="Avery_20_Style_20_1">
      <style:paragraph-properties style:snap-to-layout-grid="false"/>
    </style:style>
    <style:style style:name="P4" style:family="paragraph">
      <style:paragraph-properties style:writing-mode="lr-tb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3"/>
          </table:table-cell>
          <table:table-cell table:style-name="Table1.B1" table:number-rows-spanned="7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2"><draw:custom-shape text:anchor-type="char" draw:z-index="0" draw:style-name="gr1" draw:text-style-name="P4" display="screen" svg:width="4.0004in" svg:height="1.3335in" svg:x="0.1563in" svg:y="0.834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" draw:style-name="gr1" draw:text-style-name="P4" display="screen" svg:width="4.0004in" svg:height="1.3335in" svg:x="4.3437in" svg:y="0.834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style-name="gr1" draw:text-style-name="P4" display="screen" svg:width="4.0004in" svg:height="1.3335in" svg:x="0.1563in" svg:y="2.1681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1" draw:text-style-name="P4" display="screen" svg:width="4.0004in" svg:height="1.3335in" svg:x="4.3437in" svg:y="2.1681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style-name="gr1" draw:text-style-name="P4" display="screen" svg:width="4.0004in" svg:height="1.3335in" svg:x="0.1563in" svg:y="3.501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" draw:style-name="gr1" draw:text-style-name="P4" display="screen" svg:width="4.0004in" svg:height="1.3335in" svg:x="4.3437in" svg:y="3.501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style-name="gr1" draw:text-style-name="P4" display="screen" svg:width="4.0004in" svg:height="1.3335in" svg:x="0.1563in" svg:y="4.834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1" draw:text-style-name="P4" display="screen" svg:width="4.0004in" svg:height="1.3335in" svg:x="4.3437in" svg:y="4.834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1" draw:text-style-name="P4" display="screen" svg:width="4.0004in" svg:height="1.3335in" svg:x="0.1563in" svg:y="6.1681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" draw:style-name="gr1" draw:text-style-name="P4" display="screen" svg:width="4.0004in" svg:height="1.3335in" svg:x="4.3437in" svg:y="6.1681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" draw:style-name="gr1" draw:text-style-name="P4" display="screen" svg:width="4.0004in" svg:height="1.3335in" svg:x="0.1563in" svg:y="7.501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" draw:style-name="gr1" draw:text-style-name="P4" display="screen" svg:width="4.0004in" svg:height="1.3335in" svg:x="4.3437in" svg:y="7.501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2" draw:style-name="gr1" draw:text-style-name="P4" display="screen" svg:width="4.0004in" svg:height="1.3335in" svg:x="0.1563in" svg:y="8.834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3" draw:style-name="gr1" draw:text-style-name="P4" display="screen" svg:width="4.0004in" svg:height="1.3335in" svg:x="4.3437in" svg:y="8.8346in"><text:p/>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Avery_20_Style_20_1" style:display-name="Avery Style 1" style:family="paragraph">
      <style:paragraph-properties fo:margin-left="0.2193in" fo:margin-right="0.2193in" fo:margin-top="0.0398in" fo:margin-bottom="0.0398in" fo:orphans="2" fo:widows="2" fo:text-indent="0in" style:auto-text-indent="false"/>
      <style:text-properties fo:color="#000000" style:font-name="Arial" fo:font-size="12pt" fo:language="en" fo:country="US" style:font-name-asian="Times New Roman" style:font-size-asian="12pt" style:font-name-complex="Arial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327in" fo:margin-bottom="0.5693in" fo:margin-left="0.2425in" fo:margin-right="0.3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very Dennison Template</dc:title>
    <dc:subject>Avery Dennison Template</dc:subject>
    <meta:keyword>Avery</meta:keyword>
    <meta:keyword>Templates</meta:keyword>
    <dc:description>Copyright 2008 Avery Dennison Corporation. All rights reserved.</dc:description>
    <meta:initial-creator>Avery Dennison Corporation</meta:initial-creator>
    <meta:creation-date>2008-05-12T07:15:00</meta:creation-date>
    <dc:creator>Avery Dennison</dc:creator>
    <dc:date>2008-05-12T07:15:00</dc:date>
    <meta:editing-cycles>2</meta:editing-cycles>
    <meta:editing-duration>P15824DT17H31M44S</meta:editing-duration>
    <meta:document-statistic meta:table-count="1" meta:image-count="0" meta:object-count="0" meta:page-count="1" meta:paragraph-count="0" meta:word-count="0" meta:character-count="0"/>
    <meta:generator>OpenOffice/4.1.3$Win32 OpenOffice.org_project/413m1$Build-9783</meta:generator>
    <meta:user-defined meta:name="productGroup">U-0089-01</meta:user-defined>
  </office:meta>
</office:document-meta>
</file>